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Date</text:p>
          </table:table-cell>
          <table:table-cell table:style-name="ce1" office:value-type="date" office:date-value="2011-11-28">
            <text:p>2011-11-28</text:p>
          </table:table-cell>
          <table:table-cell table:style-name="ce1" office:value-type="date" office:date-value="2011-11-30">
            <text:p>2011-11-30</text:p>
          </table:table-cell>
        </table:table-row>
        <table:table-row table:style-name="ro1">
          <table:table-cell office:value-type="string">
            <text:p>Fil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our (i)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string">
            <text:p>Max Count #</text:p>
          </table:table-cell>
          <table:table-cell office:value-type="float" office:value="301">
            <text:p>301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Max Column (j)</text:p>
          </table:table-cell>
          <table:table-cell office:value-type="float" office:value="306">
            <text:p>306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string">
            <text:p>Max Row (k)</text:p>
          </table:table-cell>
          <table:table-cell office:value-type="float" office:value="59">
            <text:p>5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Plot row (k)</text:p>
          </table:table-cell>
          <table:table-cell office:value-type="float" office:value="60">
            <text:p>6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Plot Columns (j)</text:p>
          </table:table-cell>
          <table:table-cell office:value-type="string">
            <text:p>260-360</text:p>
          </table:table-cell>
          <table:table-cell office:value-type="string">
            <text:p>275-375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2012-06-07</text:date>, <text:time>12:0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06T10:30:24.81</meta:creation-date>
    <dc:date>2012-06-07T12:00:56.73</dc:date>
    <meta:editing-duration>P1DT1H15M21S</meta:editing-duration>
    <meta:editing-cycles>1</meta:editing-cycles>
    <meta:document-statistic meta:table-count="3" meta:cell-count="24" meta:object-count="0"/>
    <meta:generator>OpenOffice.org/3.3$Win32 OpenOffice.org_project/330m20$Build-9567</meta:generator>
  </office:meta>
</office:document-meta>
</file>